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51pt" svg:height="255.09pt" svg:x="0pt" svg:y="234.54pt">
            <loext:p draw:notify-on-update-of-ranges="Sheet1.A2:Sheet1.A1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Duplicates</text:p>
          </table:table-cell>
          <table:table-cell/>
          <table:table-cell office:value-type="string" calcext:value-type="string">
            <text:p>Duncan Van Keulen</text:p>
          </table:table-cell>
        </table:table-row>
        <table:table-row table:style-name="ro2">
          <table:table-cell office:value-type="string" calcext:value-type="string">
            <text:p>randomInts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omInts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</text:p>
          </table:table-cell>
          <table:table-cell table:formula="of:=MAX([.B2:.B11]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imum</text:p>
          </table:table-cell>
          <table:table-cell table:formula="of:=MIN([.B2:.B11]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:.B11])" office:value-type="float" office:value="48.4" calcext:value-type="float">
            <text:p>48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B2:.B11])" office:value-type="float" office:value="48.5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2:.B11])" office:value-type="float" office:value="1.71269767715535" calcext:value-type="float">
            <text:p>1.7126976772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 table:number-rows-repeated="17">
          <table:table-cell table:number-columns-repeated="5"/>
        </table:table-row>
        <table:table-row table:style-name="ro1">
          <table:table-cell table:style-name="ce1" office:value-type="string" calcext:value-type="string">
            <text:p>Question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 Lg(n) is a better approximation of the time complexity because 45-50 is a lot closer to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 (lg(1000000)) than 1000000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2. There is not a lot of variance in the height of the trees (~2). A “default” BST performs best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th random data, and since all of the given data was random, it’s not really that surpris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at it would perform similarly on each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3. There weren’t any duplicates in any of the files, which isn’t really that surprising ev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considering that </text:span>there were ten million 64 bit integers – that’s a lot of option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4. The “a” value of the time complexity looks to be about 2.25 because lg(1000000) = 20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d <text:s/>2.25 * 20 = 45 and that’s around the heights of the BST’s after a million valu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18:40:09.12222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0:50:04.221581438</meta:creation-date>
    <dc:date>2019-04-29T18:40:32.129130737</dc:date>
    <meta:editing-duration>P1DT8H44S</meta:editing-duration>
    <meta:editing-cycles>12</meta:editing-cycles>
    <meta:generator>LibreOffice/5.1.6.2$Linux_X86_64 LibreOffice_project/1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B11" chart:data-source-has-labels="column" svg:x="1.331cm" svg:y="0.18cm" svg:width="14.349cm" svg:height="7.659cm">
          <chartooo:coordinate-region svg:x="2.274cm" svg:y="0.18cm" svg:width="13.406cm" svg:height="5.452cm"/>
          <chart:axis chart:dimension="x" chart:name="primary-x" chart:style-name="ch3" chartooo:axis-type="auto">
            <chartooo:date-scale/>
            <chart:title svg:x="8.183cm" svg:y="8.019cm" chart:style-name="ch4">
              <text:p>File</text:p>
            </chart:title>
            <chart:categories table:cell-range-address="Sheet1.A2:Sheet1.A11"/>
          </chart:axis>
          <chart:axis chart:dimension="y" chart:name="primary-y" chart:style-name="ch5">
            <chart:title svg:x="0.451cm" svg:y="5.058cm" chart:style-name="ch6">
              <text:p>Height of BST</text:p>
            </chart:title>
            <chart:grid chart:style-name="ch7" chart:class="major"/>
          </chart:axis>
          <chart:series chart:style-name="ch8" chart:values-cell-range-address="Sheet1.B2:Sheet1.B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andomInts01</text:p>
                <draw:g>
                  <svg:desc>Sheet1.A2:Sheet1.A11</svg:desc>
                </draw:g>
              </table:table-cell>
              <table:table-cell office:value-type="float" office:value="47">
                <text:p>4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randomInts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andomInts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omInts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andomInts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andomInts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andomInts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andomInts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randomInts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randomInts1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